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Walgreens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40">
            <text:p>40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USD" office:value="87.5491041795023">
            <text:p>$87,55</text:p>
          </table:table-cell>
          <table:table-cell table:style-name="ce5" table:formula="of:=[.F2]-[.B3]/[.B4]" office:value-type="currency" office:currency="USD" office:value="78.5456359714099">
            <text:p>$78,55</text:p>
          </table:table-cell>
          <table:table-cell table:style-name="ce15" table:formula="of:=[.G2]/1.1" office:value-type="currency" office:currency="EUR" office:value="71.4051236103726">
            <text:p>71,41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7.788">
            <text:p>7,78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95">
            <text:p>9,50%</text:p>
          </table:table-cell>
          <table:table-cell table:style-name="Default"/>
          <table:table-cell table:style-name="ce7" table:formula="of:=[.G19]+[.G20]" office:value-type="currency" office:currency="USD" office:value="56.8014991239559">
            <text:p>$56,80</text:p>
          </table:table-cell>
          <table:table-cell table:style-name="ce7" table:formula="of:=[.F3]-[.B3]/[.B4]" office:value-type="currency" office:currency="USD" office:value="47.7980309158634">
            <text:p>$47,80</text:p>
          </table:table-cell>
          <table:table-cell table:style-name="ce16" table:formula="of:=[.G3]/1.1" office:value-type="currency" office:currency="EUR" office:value="43.4527553780576">
            <text:p>43,45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46.2283218662969">
            <text:p>46,23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0.865">
            <text:p>0,86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1">
            <text:p>11,00%</text:p>
          </table:table-cell>
          <table:table-cell table:style-name="Default"/>
          <table:table-cell table:style-name="ce13" table:formula="of:=[.J19]+[.J20]" office:value-type="currency" office:currency="USD" office:value="41.3195097537251">
            <text:p>$41,32</text:p>
          </table:table-cell>
          <table:table-cell table:style-name="ce14" table:formula="of:=[.F4]-[.B3]/[.B4]" office:value-type="currency" office:currency="USD" office:value="32.3160415456326">
            <text:p>$32,32</text:p>
          </table:table-cell>
          <table:table-cell table:style-name="ce17" table:formula="of:=[.G4]/1.1" office:value-type="currency" office:currency="EUR" office:value="29.3782195869388">
            <text:p>29,38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7.42">
            <text:p>$7,42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3">
            <text:p>13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3.71">
            <text:p>$3,71</text:p>
          </table:table-cell>
          <table:table-cell table:style-name="ce5"/>
          <table:table-cell table:style-name="ce5" table:formula="of:=[.B8]/(1+[.D2])^(1/4)" office:value-type="currency" office:currency="USD" office:value="3.63930094939329">
            <text:p>$3,64</text:p>
          </table:table-cell>
          <table:table-cell table:style-name="ce7" table:formula="of:=[.B5]/2" office:value-type="currency" office:currency="USD" office:value="3.71">
            <text:p>$3,71</text:p>
          </table:table-cell>
          <table:table-cell table:style-name="ce7"/>
          <table:table-cell table:style-name="ce7" table:formula="of:=[.E8]/(1+[.D3])^(1/4)" office:value-type="currency" office:currency="USD" office:value="3.62677304939454">
            <text:p>$3,63</text:p>
          </table:table-cell>
          <table:table-cell table:style-name="ce8" table:formula="of:=[.B5]/2" office:value-type="currency" office:currency="USD" office:value="3.71">
            <text:p>$3,71</text:p>
          </table:table-cell>
          <table:table-cell table:style-name="ce8"/>
          <table:table-cell table:style-name="ce8" table:formula="of:=[.H8]/(1+[.D4])^(1/4)" office:value-type="currency" office:currency="USD" office:value="3.61445785275426">
            <text:p>$3,6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9006">
            <text:p>$6,90</text:p>
          </table:table-cell>
          <table:table-cell office:value-type="percentage" office:value="-0.07">
            <text:p>-7,00%</text:p>
          </table:table-cell>
          <table:table-cell table:formula="of:=[.B9]/(1+[.$D$2])^[.A9]" office:value-type="currency" office:currency="USD" office:value="6.38944444444444">
            <text:p>$6,39</text:p>
          </table:table-cell>
          <table:table-cell table:formula="of:=[.B5]*(1+[.F9])" office:value-type="currency" office:currency="USD" office:value="6.5296">
            <text:p>$6,53</text:p>
          </table:table-cell>
          <table:table-cell office:value-type="percentage" office:value="-0.12">
            <text:p>-12,00%</text:p>
          </table:table-cell>
          <table:table-cell table:formula="of:=[.E9]/(1+[.$D$3])^[.A9]" office:value-type="currency" office:currency="USD" office:value="5.96310502283105">
            <text:p>$5,96</text:p>
          </table:table-cell>
          <table:table-cell table:formula="of:=[.B5]*(1+[.I9])" office:value-type="currency" office:currency="USD" office:value="6.3812">
            <text:p>$6,38</text:p>
          </table:table-cell>
          <table:table-cell office:value-type="percentage" office:value="-0.14">
            <text:p>-14,00%</text:p>
          </table:table-cell>
          <table:table-cell table:formula="of:=[.H9]/(1+[.$D$4])^[.A9]" office:value-type="currency" office:currency="USD" office:value="5.74882882882883">
            <text:p>$5,7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4.83042">
            <text:p>$4,83</text:p>
          </table:table-cell>
          <table:table-cell office:value-type="percentage" office:value="-0.3">
            <text:p>-30,00%</text:p>
          </table:table-cell>
          <table:table-cell table:formula="of:=[.B10]/(1+[.$D$2])^[.A10]" office:value-type="currency" office:currency="USD" office:value="4.14130658436214">
            <text:p>$4,14</text:p>
          </table:table-cell>
          <table:table-cell table:formula="of:=[.E9]*(1+[.F10])" office:value-type="currency" office:currency="USD" office:value="3.787168">
            <text:p>$3,79</text:p>
          </table:table-cell>
          <table:table-cell office:value-type="percentage" office:value="-0.42">
            <text:p>-42,00%</text:p>
          </table:table-cell>
          <table:table-cell table:formula="of:=[.E10]/(1+[.$D$3])^[.A10]" office:value-type="currency" office:currency="USD" office:value="3.15853964679636">
            <text:p>$3,16</text:p>
          </table:table-cell>
          <table:table-cell table:formula="of:=[.H9]*(1+[.I10])" office:value-type="currency" office:currency="USD" office:value="3.1906">
            <text:p>$3,19</text:p>
          </table:table-cell>
          <table:table-cell office:value-type="percentage" office:value="-0.5">
            <text:p>-50,00%</text:p>
          </table:table-cell>
          <table:table-cell table:formula="of:=[.H10]/(1+[.$D$4])^[.A10]" office:value-type="currency" office:currency="USD" office:value="2.58956253550848">
            <text:p>$2,5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5.4100704">
            <text:p>$5,41</text:p>
          </table:table-cell>
          <table:table-cell office:value-type="percentage" office:value="0.12">
            <text:p>12,00%</text:p>
          </table:table-cell>
          <table:table-cell table:formula="of:=[.B11]/(1+[.$D$2])^[.A11]" office:value-type="currency" office:currency="USD" office:value="4.29468830970889">
            <text:p>$4,29</text:p>
          </table:table-cell>
          <table:table-cell table:formula="of:=[.E10]*(1+[.F11])" office:value-type="currency" office:currency="USD" office:value="4.1658848">
            <text:p>$4,17</text:p>
          </table:table-cell>
          <table:table-cell office:value-type="percentage" office:value="0.1">
            <text:p>10,00%</text:p>
          </table:table-cell>
          <table:table-cell table:formula="of:=[.E11]/(1+[.$D$3])^[.A11]" office:value-type="currency" office:currency="USD" office:value="3.17296220226118">
            <text:p>$3,17</text:p>
          </table:table-cell>
          <table:table-cell table:formula="of:=[.H10]*(1+[.I11])" office:value-type="currency" office:currency="USD" office:value="3.445848">
            <text:p>$3,45</text:p>
          </table:table-cell>
          <table:table-cell office:value-type="percentage" office:value="0.08">
            <text:p>8,00%</text:p>
          </table:table-cell>
          <table:table-cell table:formula="of:=[.H11]/(1+[.$D$4])^[.A11]" office:value-type="currency" office:currency="USD" office:value="2.51957435887312">
            <text:p>$2,5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5.734674624">
            <text:p>$5,73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4.21515704471428">
            <text:p>$4,22</text:p>
          </table:table-cell>
          <table:table-cell table:formula="of:=[.E11]*(1+[.F12])" office:value-type="currency" office:currency="USD" office:value="4.249202496">
            <text:p>$4,25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USD" office:value="2.95563602402411">
            <text:p>$2,96</text:p>
          </table:table-cell>
          <table:table-cell table:formula="of:=[.H11]*(1+[.I12])" office:value-type="currency" office:currency="USD" office:value="3.445848">
            <text:p>$3,45</text:p>
          </table:table-cell>
          <table:table-cell office:value-type="percentage" office:value="0">
            <text:p>0,00%</text:p>
          </table:table-cell>
          <table:table-cell table:formula="of:=[.H12]/(1+[.$D$4])^[.A12]" office:value-type="currency" office:currency="USD" office:value="2.2698868097956">
            <text:p>$2,27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6.0214083552">
            <text:p>$6,02</text:p>
          </table:table-cell>
          <table:table-cell office:value-type="percentage" office:value="0.05">
            <text:p>5,00%</text:p>
          </table:table-cell>
          <table:table-cell table:formula="of:=[.B13]/(1+[.$D$2])^[.A13]" office:value-type="currency" office:currency="USD" office:value="4.09806934902777">
            <text:p>$4,10</text:p>
          </table:table-cell>
          <table:table-cell table:formula="of:=[.E12]*(1+[.F13])" office:value-type="currency" office:currency="USD" office:value="4.33418654592">
            <text:p>$4,33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USD" office:value="2.75319520046082">
            <text:p>$2,75</text:p>
          </table:table-cell>
          <table:table-cell table:formula="of:=[.H12]*(1+[.I13])" office:value-type="currency" office:currency="USD" office:value="3.445848">
            <text:p>$3,45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USD" office:value="2.04494307188793">
            <text:p>$2,04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6.262264689408">
            <text:p>$6,26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3.94628900276748">
            <text:p>$3,95</text:p>
          </table:table-cell>
          <table:table-cell table:formula="of:=[.E13]*(1+[.F14])" office:value-type="currency" office:currency="USD" office:value="4.4208702768384">
            <text:p>$4,42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USD" office:value="2.56462018673062">
            <text:p>$2,56</text:p>
          </table:table-cell>
          <table:table-cell table:formula="of:=[.H13]*(1+[.I14])" office:value-type="currency" office:currency="USD" office:value="3.445848">
            <text:p>$3,45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USD" office:value="1.84229105575489">
            <text:p>$1,84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6.51275527698432">
            <text:p>$6,51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3.80013015081313">
            <text:p>$3,80</text:p>
          </table:table-cell>
          <table:table-cell table:formula="of:=[.E14]*(1+[.F15])" office:value-type="currency" office:currency="USD" office:value="4.50928768237517">
            <text:p>$4,51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2.38896126983127">
            <text:p>$2,39</text:p>
          </table:table-cell>
          <table:table-cell table:formula="of:=[.H14]*(1+[.I15])" office:value-type="currency" office:currency="USD" office:value="3.445848">
            <text:p>$3,45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USD" office:value="1.65972167185125">
            <text:p>$1,6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6.77326548806369">
            <text:p>$6,77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3.6593845896719">
            <text:p>$3,66</text:p>
          </table:table-cell>
          <table:table-cell table:formula="of:=[.E15]*(1+[.F16])" office:value-type="currency" office:currency="USD" office:value="4.59947343602267">
            <text:p>$4,60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2.22533378559625">
            <text:p>$2,23</text:p>
          </table:table-cell>
          <table:table-cell table:formula="of:=[.H15]*(1+[.I16])" office:value-type="currency" office:currency="USD" office:value="3.445848">
            <text:p>$3,45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USD" office:value="1.49524474941554">
            <text:p>$1,5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7.04419610758624">
            <text:p>$7,04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3.52385182709146">
            <text:p>$3,52</text:p>
          </table:table-cell>
          <table:table-cell table:formula="of:=[.E16]*(1+[.F17])" office:value-type="currency" office:currency="USD" office:value="4.69146290474313">
            <text:p>$4,69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2.07291366329514">
            <text:p>$2,07</text:p>
          </table:table-cell>
          <table:table-cell table:formula="of:=[.H16]*(1+[.I17])" office:value-type="currency" office:currency="USD" office:value="3.445848">
            <text:p>$3,45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USD" office:value="1.3470673418158">
            <text:p>$1,3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7.32596395188969">
            <text:p>$7,33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3.39333879645844">
            <text:p>$3,39</text:p>
          </table:table-cell>
          <table:table-cell table:formula="of:=[.E17]*(1+[.F18])" office:value-type="currency" office:currency="USD" office:value="4.78529216283799">
            <text:p>$4,79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1.93093327539821">
            <text:p>$1,93</text:p>
          </table:table-cell>
          <table:table-cell table:formula="of:=[.H17]*(1+[.I18])" office:value-type="currency" office:currency="USD" office:value="3.445848">
            <text:p>$3,45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USD" office:value="1.21357418181604">
            <text:p>$1,21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45.1009610484532">
            <text:p>$45,10</text:p>
          </table:table-cell>
          <table:table-cell/>
          <table:table-cell table:style-name="ce7"/>
          <table:table-cell table:formula="of:=SUM([.G8:.G18])" office:value-type="currency" office:currency="USD" office:value="32.8129733266195">
            <text:p>$32,81</text:p>
          </table:table-cell>
          <table:table-cell/>
          <table:table-cell table:style-name="ce8"/>
          <table:table-cell table:formula="of:=SUM([.J8:.J18])" office:value-type="currency" office:currency="USD" office:value="26.3451524583017">
            <text:p>$26,35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95.237531374566">
            <text:p>$95,24</text:p>
          </table:table-cell>
          <table:table-cell table:style-name="ce5"/>
          <table:table-cell table:formula="of:=[.B20]/(1+[.D2])^([.A18]+1/2)" office:value-type="currency" office:currency="USD" office:value="42.4481431310491">
            <text:p>$42,45</text:p>
          </table:table-cell>
          <table:table-cell table:formula="of:=[.E18]*[.D5]" office:value-type="currency" office:currency="USD" office:value="62.2087981168939">
            <text:p>$62,21</text:p>
          </table:table-cell>
          <table:table-cell table:style-name="ce7"/>
          <table:table-cell table:formula="of:=[.E20]/(1+[.D3])^([.A18]+1/2)" office:value-type="currency" office:currency="USD" office:value="23.9885257973363">
            <text:p>$23,99</text:p>
          </table:table-cell>
          <table:table-cell table:formula="of:=[.H18]*[.D5]" office:value-type="currency" office:currency="USD" office:value="44.796024">
            <text:p>$44,80</text:p>
          </table:table-cell>
          <table:table-cell table:style-name="ce8"/>
          <table:table-cell table:formula="of:=[.H20]/(1+[.D4])^([.A18]+1/2)" office:value-type="currency" office:currency="USD" office:value="14.9743572954234">
            <text:p>$14,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30">30.04.2022</text:date>, <text:time>15:05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4-30T15:05:39.61</dc:date>
    <dc:creator>aaa </dc:creator>
    <meta:editing-duration>P3DT1H24M54S</meta:editing-duration>
    <meta:editing-cycles>47</meta:editing-cycles>
    <meta:generator>OpenOffice/4.1.5$Win32 OpenOffice.org_project/415m1$Build-9789</meta:generator>
    <meta:document-statistic meta:table-count="5" meta:cell-count="691" meta:object-count="0"/>
  </office:meta>
</office:document-meta>
</file>